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5.666cm" style:rel-column-width="2184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&lt;&lt;&lt;のサンプルです．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Table_20_Contents">表つき文書の</text:p>
          </table:table-cell>
          <table:table-cell table:style-name="表1.A1" office:value-type="string">
            <text:p text:style-name="Table_20_Contents">埋め込み</text:p>
          </table:table-cell>
          <table:table-cell table:style-name="表1.C1" office:value-type="string">
            <text:p text:style-name="Table_20_Contents">サンプル</text:p>
          </table:table-cell>
        </table:table-row>
        <table:table-row>
          <table:table-cell table:style-name="表1.A2" office:value-type="string">
            <text:p text:style-name="Table_20_Contents">1</text:p>
          </table:table-cell>
          <table:table-cell table:style-name="表1.A2" office:value-type="string">
            <text:p text:style-name="Table_20_Contents">2</text:p>
          </table:table-cell>
          <table:table-cell table:style-name="表1.C2" office:value-type="string">
            <text:p text:style-name="Table_20_Contents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東風ゴシック" fo:font-size="12pt" fo:language="en" fo:country="US" style:letter-kerning="true" style:font-name-asian="東風ゴシック2" style:font-size-asian="10.5pt" style:language-asian="ja" style:country-asian="JP" style:font-name-complex="東風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東風ゴシック1" fo:font-size="14pt" style:font-name-asian="東風ゴシック2" style:font-size-asian="14pt" style:font-name-complex="東風ゴシック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
  </meta:generator>
    <meta:creation-date>2007-07-27T03:00:31</meta:creation-date>
    <dc:date>2007-07-27T03:02:37</dc:date>
    <dc:language>en-US</dc:language>
    <meta:editing-cycles>2</meta:editing-cycles>
    <meta:editing-duration>PT2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10" meta:character-count="18"/>
  </office:meta>
</office:document-meta>
</file>